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QUESTIONANDANSWER" style:family="table">
      <style:table-properties style:width="15.753cm" fo:margin-left="0cm" fo:margin-top="0cm" fo:margin-bottom="0cm" table:align="left" style:writing-mode="lr-tb"/>
    </style:style>
    <style:style style:name="QUESTIONANDANSWER.A" style:family="table-column">
      <style:table-column-properties style:column-width="4.249cm"/>
    </style:style>
    <style:style style:name="QUESTIONANDANSWER.B" style:family="table-column">
      <style:table-column-properties style:column-width="11.504cm"/>
    </style:style>
    <style:style style:name="QUESTIONANDANSWER.1" style:family="table-row">
      <style:table-row-properties fo:keep-together="auto"/>
    </style:style>
    <style:style style:name="QUESTIONANDANSWER.A1" style:family="table-cell">
      <style:table-cell-properties fo:padding-left="0.191cm" fo:padding-right="0.191cm" fo:padding-top="0cm" fo:padding-bottom="0cm" fo:border="0.5pt solid #000000" style:writing-mode="lr-tb"/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a1125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3ae14b" style:font-name-complex="Arial1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4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 Light" fo:font-weight="bold" style:font-weight-asian="bold" style:font-name-complex="Calibri Light1"/>
    </style:style>
    <style:style style:name="P26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7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text-properties style:font-name-complex="Calibri1" style:font-size-complex="12.5pt"/>
    </style:style>
    <style:style style:name="P30" style:family="paragraph" style:parent-style-name="Normal">
      <style:text-properties officeooo:paragraph-rsid="0020c248" style:font-name-complex="Calibri1" style:font-size-complex="12.5pt"/>
    </style:style>
    <style:style style:name="P31" style:family="paragraph" style:parent-style-name="Standard">
      <style:text-properties officeooo:paragraph-rsid="0022842a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8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officeooo:paragraph-rsid="003ae14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1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3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4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orphans="0" fo:widows="0"/>
      <style:text-properties fo:font-weight="bold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1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6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3ae14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8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0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2" style:family="paragraph" style:parent-style-name="Standard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63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4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5" style:family="paragraph" style:parent-style-name="Standard">
      <style:text-properties officeooo:paragraph-rsid="0020c248"/>
    </style:style>
    <style:style style:name="P66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7" style:family="paragraph" style:parent-style-name="Standard">
      <style:text-properties officeooo:paragraph-rsid="003ae14b"/>
    </style:style>
    <style:style style:name="P6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b40bc" style:letter-kerning="false" style:font-name-asian="Calibri1" style:language-asian="en" style:country-asian="US" style:font-weight-asian="bold" style:language-complex="ar" style:country-complex="SA"/>
    </style:style>
    <style:style style:name="P73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3b40bc" officeooo:paragraph-rsid="003b40bc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a1125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6d14" style:font-weight-asian="bold" style:font-weight-complex="bold"/>
    </style:style>
    <style:style style:name="T23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4" style:family="text">
      <style:text-properties officeooo:rsid="0016b33f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officeooo:rsid="0036cef8" style:font-size-asian="13pt" style:font-size-complex="13pt"/>
    </style:style>
    <style:style style:name="T27" style:family="text">
      <style:text-properties officeooo:rsid="00236d14"/>
    </style:style>
    <style:style style:name="T28" style:family="text">
      <style:text-properties officeooo:rsid="004ec441"/>
    </style:style>
    <style:style style:name="T29" style:family="text">
      <style:text-properties officeooo:rsid="004ac8f4"/>
    </style:style>
    <style:style style:name="T30" style:family="text">
      <style:text-properties officeooo:rsid="002ab90e"/>
    </style:style>
    <style:style style:name="T31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32" style:family="text">
      <style:text-properties officeooo:rsid="003b40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50">«Insert Lot id» «Insert Lot Name»</text:p>
      <text:p text:style-name="P50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5">«Insert Name of Buyer»</text:span><text:span text:style-name="T18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6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2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2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2">«Insert Time, Date, Month, Year of #4»</text:p>
          </table:table-cell>
        </table:table-row>
      </table:table>
      <text:p text:style-name="Standard"/>
      <text:h text:style-name="P63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65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7">Term / Acronym</text:p>
          </table:table-cell>
          <table:table-cell table:style-name="GLOSSARY.A1" office:value-type="string">
            <text:p text:style-name="P47">Description</text:p>
          </table:table-cell>
        </table:table-row>
        <table:table-row table:style-name="GLOSSARY.1">
          <table:table-cell table:style-name="GLOSSARY.A1" office:value-type="string">
            <text:p text:style-name="P60">«Insert Glossary Term Title #1 of n (max 20)»</text:p>
          </table:table-cell>
          <table:table-cell table:style-name="GLOSSARY.A1" office:value-type="string">
            <text:p text:style-name="P60">«Insert Glossary Term Description #1 of n (max 20)»</text:p>
          </table:table-cell>
        </table:table-row>
      </table:table>
      <text:p text:style-name="P65"/>
      <text:p text:style-name="P25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2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2868332612" text:style-name="List_20_1">
              <text:list-item>
                <text:p text:style-name="P71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3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2">«Insert Name of Buyer»</text:p>
          </table:table-cell>
        </table:table-row>
        <table:table-row table:style-name="Table2.1">
          <table:table-cell table:style-name="Table2.A1" office:value-type="string">
            <text:p text:style-name="P20"><text:span text:style-name="T32">Minimum </text:span>Budget </text:p>
          </table:table-cell>
          <table:table-cell table:style-name="Table2.A1" office:value-type="string">
            <text:p text:style-name="P54">«Project_Budget_Min_<text:span text:style-name="T24">C</text:span>onditional»<text:span text:style-name="T25"> </text:span><text:s/></text:p>
          </table:table-cell>
        </table:table-row>
        <table:table-row table:style-name="Table2.1">
          <table:table-cell table:style-name="Table2.A6" office:value-type="string">
            <text:p text:style-name="P74">Maximum Budget</text:p>
          </table:table-cell>
          <table:table-cell table:style-name="Table2.A6" office:value-type="string">
            <text:p text:style-name="P72">«Project_Budget_Max»</text:p>
          </table:table-cell>
        </table:table-row>
      </table:table>
      <text:p text:style-name="Standard"/>
      <text:p text:style-name="P25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Early market engagement</text:p>
          </table:table-cell>
          <table:table-cell table:style-name="Table3.A1" office:value-type="string">
            <text:p text:style-name="P52">«Insert_Prev_Market_Engage_Box_1»</text:p>
          </table:table-cell>
        </table:table-row>
      </table:table>
      <text:p text:style-name="Standard"/>
      <text:p text:style-name="Standard"/>
      <text:p text:style-name="P25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Description of your participants</text:p>
          </table:table-cell>
          <table:table-cell table:style-name="Table4.A1" office:value-type="string">
            <text:p text:style-name="P53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9">Assisted digital and accessibility requirements</text:p>
          </table:table-cell>
          <table:table-cell table:style-name="Table4.A1" office:value-type="string">
            <text:p text:style-name="P53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9">Research plan</text:p>
          </table:table-cell>
          <table:table-cell table:style-name="Table4.A1" office:value-type="string">
            <text:p text:style-name="P53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9">Research location</text:p>
          </table:table-cell>
          <table:table-cell table:style-name="Table4.A1" office:value-type="string">
            <text:p text:style-name="P53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9">Access restrictions at location</text:p>
          </table:table-cell>
          <table:table-cell table:style-name="Table4.A1" office:value-type="string">
            <text:p text:style-name="P53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9">Number of research <text:soft-page-break/>rounds</text:p>
          </table:table-cell>
          <table:table-cell table:style-name="Table4.A1" office:value-type="string">
            <text:p text:style-name="P53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9">Number of participants per round</text:p>
          </table:table-cell>
          <table:table-cell table:style-name="Table4.A1" office:value-type="string">
            <text:p text:style-name="P53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9">How often research will happen</text:p>
          </table:table-cell>
          <table:table-cell table:style-name="Table4.A1" office:value-type="string">
            <text:p text:style-name="P53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9">Evening or weekend research</text:p>
          </table:table-cell>
          <table:table-cell table:style-name="Table4.A1" office:value-type="string">
            <text:p text:style-name="P53">«Insert inputs from page Evening or weekend research»</text:p>
          </table:table-cell>
        </table:table-row>
      </table:table>
      <text:p text:style-name="Standard"/>
      <text:p text:style-name="Standard"/>
      <text:p text:style-name="P25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1">Special terms and conditions</text:p>
          </table:table-cell>
          <table:table-cell table:style-name="TERMS.A1" office:value-type="string">
            <text:p text:style-name="P21">Description</text:p>
          </table:table-cell>
        </table:table-row>
        <table:table-row table:style-name="TERMS.1">
          <table:table-cell table:style-name="TERMS.A1" office:value-type="string">
            <text:p text:style-name="P52">«Insert_Special_Term Title #1 of n (max 20)_Condtional»</text:p>
          </table:table-cell>
          <table:table-cell table:style-name="TERMS.A1" office:value-type="string">
            <text:p text:style-name="P52">«Insert Special_Term Description #1 of n (max 20)_Conditional»</text:p>
          </table:table-cell>
        </table:table-row>
      </table:table>
      <text:p text:style-name="P23"/>
      <text:p text:style-name="P6"/>
      <text:p text:style-name="P38"><text:span text:style-name="T21">How many suppliers </text:span><text:span text:style-name="T22">will get through stage 2</text:span><text:span text:style-name="T27"><text:line-break/></text:span></text:p>
      <text:p text:style-name="P51">«Insert Number of suppliers»</text:p>
      <text:p text:style-name="P51"/>
      <text:p text:style-name="P28">How suppliers will be evaluated</text:p>
      <text:p text:style-name="P66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1">Evaluation weighting</text:p>
      <text:p text:style-name="P43"/>
      <text:p text:style-name="P43">Technical competence</text:p>
      <text:list xml:id="list131609536" text:style-name="WWNum2">
        <text:list-item>
          <text:p text:style-name="P68"><text:span text:style-name="T9">«insert_Technical_Comp_Weight» % - </text:span><text:span text:style-name="T13">Technical</text:span></text:p>
          <text:list>
            <text:list-item>
              <text:p text:style-name="P68"><text:span text:style-name="T9">«insert_Technical_Comp_Ess_Skill_Weight_overall_#» % - </text:span><text:span text:style-name="T20">Essential</text:span></text:p>
            </text:list-item>
            <text:list-item>
              <text:p text:style-name="P68"><text:span text:style-name="T9">«insert_Technical_Comp_Nice_Skill_Weight_overall_#» % - </text:span><text:span text:style-name="T13">Nice to have skills</text:span></text:p>
            </text:list-item>
            <text:list-item>
              <text:p text:style-name="P68"><text:span text:style-name="T9">«insert_Technical_Comp_Tech_Q_Weight_overall_#» % - </text:span><text:span text:style-name="T13">Quality </text:span></text:p>
            </text:list-item>
          </text:list>
        </text:list-item>
      </text:list>
      <text:p text:style-name="P9">Availability</text:p>
      <text:list xml:id="list153447358111985" text:continue-numbering="true" text:style-name="WWNum2">
        <text:list-item>
          <text:p text:style-name="P69"><text:span text:style-name="T9">«insert_</text:span><text:span text:style-name="T10">Availability</text:span><text:span text:style-name="T9">_ Weight Conditional» % - </text:span><text:span text:style-name="T16">Availability</text:span></text:p>
        </text:list-item>
      </text:list>
      <text:p text:style-name="P8">Social <text:span text:style-name="T28">v</text:span>alue<text:span text:style-name="T29">s</text:span></text:p>
      <text:list xml:id="list153448061060668" text:continue-numbering="true" text:style-name="WWNum2">
        <text:list-item>
          <text:p text:style-name="P68"><text:span text:style-name="T9">«insert_Social_Value_ Weight Conditional» % - </text:span><text:span text:style-name="T13">Social </text:span><text:span text:style-name="T14">v</text:span><text:span text:style-name="T13">alue</text:span><text:span text:style-name="T15">s</text:span></text:p>
        </text:list-item>
      </text:list>
      <text:p text:style-name="P8">Price</text:p>
      <text:list xml:id="list153447628494143" text:continue-numbering="true" text:style-name="WWNum2">
        <text:list-item>
          <text:p text:style-name="P70"><text:span text:style-name="T8">«insert_Price_ Weight» % - </text:span><text:span text:style-name="T19">Price</text:span></text:p>
        </text:list-item>
      </text:list>
      <text:p text:style-name="P51"/>
      <text:p text:style-name="P42">Technical criteria</text:p>
      <text:p text:style-name="P31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5">#</text:p>
          </table:table-cell>
          <table:table-cell table:style-name="TECHNICAL_5f_COMP.A1" office:value-type="string">
            <text:p text:style-name="P48">Question</text:p>
          </table:table-cell>
          <table:table-cell table:style-name="TECHNICAL_5f_COMP.A1" office:value-type="string">
            <text:p text:style-name="P49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9">«insert_Technical_Comp_Tech_Q_Descrip»</text:p>
          </table:table-cell>
          <table:table-cell table:style-name="TECHNICAL_5f_COMP.A1" office:value-type="string">
            <text:p text:style-name="P59">«insert_Technical_Comp_Tech_Q_Weight#»</text:p>
          </table:table-cell>
        </table:table-row>
      </table:table>
      <text:p text:style-name="P31"/>
      <text:p text:style-name="P31"/>
      <text:p text:style-name="P42">Social <text:span text:style-name="T30">v</text:span>alue c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5">#</text:p>
          </table:table-cell>
          <table:table-cell table:style-name="SOCIAL_5f_VALUES.A1" office:value-type="string">
            <text:p text:style-name="P48">Question</text:p>
          </table:table-cell>
          <table:table-cell table:style-name="SOCIAL_5f_VALUES.A1" office:value-type="string">
            <text:p text:style-name="P49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9">«insert_SocVal_Question_#_conditional»</text:p>
          </table:table-cell>
          <table:table-cell table:style-name="SOCIAL_5f_VALUES.A1" office:value-type="string">
            <text:p text:style-name="P59">«insert_SocVal_Question_Weight_#_conditional»</text:p>
          </table:table-cell>
        </table:table-row>
      </table:table>
      <text:p text:style-name="P24"/>
      <text:p text:style-name="Standard"/>
      <text:p text:style-name="P25">Skills and experience</text:p>
      <text:p text:style-name="P25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4">Essential skills and experience</text:p>
      <text:p text:style-name="P2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4">#</text:p>
          </table:table-cell>
          <table:table-cell table:style-name="TECHNICAL_5f_SKILL.A1" office:value-type="string">
            <text:p text:style-name="P46">Question</text:p>
          </table:table-cell>
          <table:table-cell table:style-name="TECHNICAL_5f_SKILL.A1" office:value-type="string">
            <text:p text:style-name="P49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8">«insert_Technical_Comp_Ess_Skill_Descrip»</text:p>
            <text:p text:style-name="P17"/>
          </table:table-cell>
          <table:table-cell table:style-name="TECHNICAL_5f_SKILL.A1" office:value-type="string">
            <text:p text:style-name="P58">«insert_Technical_Comp_Ess_Skill_Weight#»</text:p>
          </table:table-cell>
        </table:table-row>
      </table:table>
      <text:p text:style-name="Standard"/>
      <text:p text:style-name="P34">Nice-to-have skills and experience</text:p>
      <text:p text:style-name="P2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4">#</text:p>
          </table:table-cell>
          <table:table-cell table:style-name="NICE_5f_TO_5f_HAVE_5f_SKILL.A1" office:value-type="string">
            <text:p text:style-name="P46">Question</text:p>
          </table:table-cell>
          <table:table-cell table:style-name="NICE_5f_TO_5f_HAVE_5f_SKILL.A1" office:value-type="string">
            <text:p text:style-name="P49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Standard"/>
      <text:p text:style-name="P30"/>
      <text:p text:style-name="P37">Additional assessment methods</text:p>
      <text:p text:style-name="P37"/>
      <text:list xml:id="list153448067217906" text:continue-list="list2868332612" text:style-name="List_20_1">
        <text:list-item>
          <text:p text:style-name="P73">«insert_Assess_model_selection conditional»</text:p>
        </text:list-item>
      </text:list>
      <text:p text:style-name="P62"/>
      <text:p text:style-name="P67"><text:s/><text:span text:style-name="T2">Question and answer session</text:span></text:p>
      <text:p text:style-name="P16"/>
      <table:table table:name="QUESTIONANDANSWER" table:style-name="QUESTIONANDANSWER">
        <table:table-column table:style-name="QUESTIONANDANSWER.A"/>
        <table:table-column table:style-name="QUESTIONANDANSWER.B"/>
        <table:table-row table:style-name="QUESTIONANDANSWER.1">
          <table:table-cell table:style-name="QUESTIONANDANSWER.A1" office:value-type="string">
            <text:p text:style-name="P40">Q&amp;A session details</text:p>
          </table:table-cell>
          <table:table-cell table:style-name="QUESTIONANDANSWER.A1" office:value-type="string">
            <text:p text:style-name="P57">«insert_QandA_descrip conditional»</text:p>
          </table:table-cell>
        </table:table-row>
      </table:table>
      <text:p text:style-name="P16"/>
      <text:p text:style-name="Standard"><text:s text:c="5"/></text:p>
      <text:p text:style-name="P27">How suppliers will be scored</text:p>
      <text:p text:style-name="P56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55">«Insert_Score_Mo<text:soft-page-break/>del_Descr_Marks»</text:p>
          </table:table-cell>
          <table:table-cell table:style-name="SCORE.A1" office:value-type="string">
            <text:p text:style-name="P55">«Insert_Score_Model_Desc<text:soft-page-break/>r_Score»</text:p>
          </table:table-cell>
          <table:table-cell table:style-name="SCORE.A1" office:value-type="string">
            <text:p text:style-name="P55">«Insert_Score_Model_Descr_Desc<text:soft-page-break/>ription»</text:p>
          </table:table-cell>
        </table:table-row>
      </table:table>
      <text:h text:style-name="P64" text:outline-level="1"/>
      <text:h text:style-name="Heading_20_1" text:outline-level="1"><text:bookmark-start text:name="_Hlk115283791"/><text:span text:style-name="T23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3">Procurement timetable (provisional)</text:p>
          </table:table-cell>
          <table:table-cell table:style-name="Table14.B1" office:value-type="string">
            <text:p text:style-name="P35">Time / Date</text:p>
          </table:table-cell>
        </table:table-row>
        <table:table-row table:style-name="Table14.1">
          <table:table-cell table:style-name="Table14.A1" office:value-type="string">
            <text:p text:style-name="P32">Published</text:p>
          </table:table-cell>
          <table:table-cell table:style-name="Table14.B1" office:value-type="string">
            <text:p text:style-name="P6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6">Deadline for asking questions</text:p>
          </table:table-cell>
          <table:table-cell table:style-name="Table14.B1" office:value-type="string">
            <text:p text:style-name="P6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6">Deadline for publishing clarification responses</text:p>
          </table:table-cell>
          <table:table-cell table:style-name="Table14.B1" office:value-type="string">
            <text:p text:style-name="P6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6">Closing date for applications</text:p>
          </table:table-cell>
          <table:table-cell table:style-name="Table14.B1" office:value-type="string">
            <text:p text:style-name="P6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2">Evaluation of shortlisting responses</text:p>
          </table:table-cell>
          <table:table-cell table:style-name="Table14.B1" office:value-type="string">
            <text:p text:style-name="P6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2">Publication of further assessment documents</text:p>
          </table:table-cell>
          <table:table-cell table:style-name="Table14.B1" office:value-type="string">
            <text:p text:style-name="P6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2">Closing date for written proposals</text:p>
          </table:table-cell>
          <table:table-cell table:style-name="Table14.B1" office:value-type="string">
            <text:p text:style-name="P6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2">Supplier presentations (if applicable)</text:p>
          </table:table-cell>
          <table:table-cell table:style-name="Table14.B1" office:value-type="string">
            <text:p text:style-name="P6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2">Evaluation of further assessment responses</text:p>
          </table:table-cell>
          <table:table-cell table:style-name="Table14.B1" office:value-type="string">
            <text:p text:style-name="P6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2">Standstill period (if applicable)</text:p>
          </table:table-cell>
          <table:table-cell table:style-name="Table14.B11" office:value-type="string">
            <text:p text:style-name="P6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2">Contract award</text:p>
          </table:table-cell>
          <table:table-cell table:style-name="Table14.B11" office:value-type="string">
            <text:p text:style-name="P6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2">Contract signature</text:p>
          </table:table-cell>
          <table:table-cell table:style-name="Table14.B11" office:value-type="string">
            <text:p text:style-name="P6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2">Contract start</text:p>
          </table:table-cell>
          <table:table-cell table:style-name="Table14.B11" office:value-type="string">
            <text:p text:style-name="P61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46</meta:editing-cycles>
    <meta:creation-date>2022-10-04T10:35:00</meta:creation-date>
    <dc:date>2022-10-24T15:34:44.914786317</dc:date>
    <meta:editing-duration>PT4H43M36S</meta:editing-duration>
    <meta:generator>LibreOffice/7.4.1.2$MacOSX_AARCH64 LibreOffice_project/3c58a8f3a960df8bc8fd77b461821e42c061c5f0</meta:generator>
    <meta:document-statistic meta:table-count="13" meta:image-count="0" meta:object-count="0" meta:page-count="5" meta:paragraph-count="153" meta:word-count="694" meta:character-count="5174" meta:non-whitespace-character-count="4624"/>
    <meta:user-defined meta:name="AppVersion">16.0000</meta:user-defined>
    <meta:template xlink:type="simple" xlink:actuate="onRequest" xlink:title="Normal" xlink:href=""/>
  </office:meta>
</office:document-meta>
</file>